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53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2.03cm"/>
      <style:paragraph-properties style:writing-mode="lr-tb"/>
    </style:style>
    <style:style style:name="pr4" style:family="presentation" style:parent-style-name="Default-subtitle">
      <style:graphic-properties draw:fill-color="#ffffff" fo:min-height="2.54cm"/>
      <style:paragraph-properties style:writing-mode="lr-tb"/>
    </style:style>
    <style:style style:name="pr5" style:family="presentation" style:parent-style-name="Default-subtitle">
      <style:graphic-properties draw:fill-color="#ffffff" fo:min-height="6.4cm"/>
      <style:paragraph-properties style:writing-mode="lr-tb"/>
    </style:style>
    <style:style style:name="pr6" style:family="presentation" style:parent-style-name="Default-subtitle">
      <style:graphic-properties draw:fill-color="#ffffff" fo:min-height="2.84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33cm" svg:x="1.471cm" svg:y="3.175cm" presentation:class="subtitle" presentation:user-transformed="true">
          <draw:text-box>
            <text:p>Image-Based Digit Comparison: A Deep Learning Approa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2.03cm" svg:x="1.471cm" svg:y="1.27cm" presentation:class="subtitle" presentation:user-transformed="true">
          <draw:text-box>
            <text:p>The Challenge: Image-Based Digit Comparison</text:p>
          </draw:text-box>
        </draw:frame>
        <draw:frame presentation:style-name="pr1" draw:text-style-name="P1" draw:layer="layout" svg:width="25.199cm" svg:height="2.533cm" svg:x="1.471cm" svg:y="5.464cm">
          <draw:text-box>
            <text:p>In questa slide parlo del problema assegnato in genera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2.54cm" svg:x="1.471cm" svg:y="0.635cm" presentation:class="subtitle" presentation:user-transformed="true">
          <draw:text-box>
            <text:p>Dataset: MNIST</text:p>
          </draw:text-box>
        </draw:frame>
        <draw:frame presentation:style-name="pr5" draw:text-style-name="P2" draw:layer="layout" svg:width="25.199cm" svg:height="6.4cm" svg:x="1.27cm" svg:y="3.481cm">
          <draw:text-box>
            <text:p><text:span text:style-name="T1">MNIST (Modified National Institute of Standards and Technology) is a benchmark dataset commonly used for image classification and computer vision tasks.</text:span></text:p>
            <text:p><text:span text:style-name="T1"/></text:p>
            <text:p><text:span text:style-name="T1">70,000 grayscale images of handwritten digits (0–9).</text:span></text:p>
            <text:p><text:span text:style-name="T1">Each image is 28x28 pixels.</text:span></text:p>
            <text:p><text:span text:style-name="T1">Dataset is split into:</text:span></text:p>
            <text:p><text:span text:style-name="T1"/></text:p>
            <text:p><text:span text:style-name="T1"><text:s text:c="4"/></text:span><text:span text:style-name="T1">Training Set: 60,000 images.</text:span></text:p>
            <text:p><text:span text:style-name="T1"><text:s text:c="4"/></text:span><text:span text:style-name="T1">Test Set: 10,000 images.</text:span></text:p>
          </draw:text-box>
        </draw:frame>
        <draw:frame presentation:style-name="pr4" draw:text-style-name="P2" draw:layer="layout" svg:width="8.255cm" svg:height="2.54cm" svg:x="10.16cm" svg:y="11.43cm">
          <draw:text-box>
            <text:p><text:span text:style-name="T1">Immagine dataset gener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Dataset analysis and elaboration</text:p>
          </draw:text-box>
        </draw:frame>
        <draw:frame presentation:style-name="pr4" draw:text-style-name="P2" draw:layer="layout" svg:width="25.199cm" svg:height="2.54cm" svg:x="1.27cm" svg:y="3.175cm">
          <draw:text-box>
            <text:p><text:span text:style-name="T1">Analizzato il bilanciamento del dataset originale, mostrando un equilibrio sulle 10 classi</text:span></text:p>
          </draw:text-box>
        </draw:frame>
        <draw:frame presentation:style-name="pr4" draw:text-style-name="P2" draw:layer="layout" svg:width="25.199cm" svg:height="2.54cm" svg:x="1.27cm" svg:y="4.445cm">
          <draw:text-box>
            <text:p><text:span text:style-name="T1">Immagine percentuale classi nel train dataset</text:span></text:p>
          </draw:text-box>
        </draw:frame>
        <draw:frame presentation:style-name="pr4" draw:text-style-name="P2" draw:layer="layout" svg:width="25.199cm" svg:height="2.54cm" svg:x="1.27cm" svg:y="6.985cm">
          <draw:text-box>
            <text:p><text:span text:style-name="T1">Creazione del dataset, obiettivo ottenere un dataset composto da una coppia di immagini e la loro etichetta relazionale</text:span></text:p>
          </draw:text-box>
        </draw:frame>
        <draw:frame presentation:style-name="pr4" draw:text-style-name="P2" draw:layer="layout" svg:width="25.199cm" svg:height="2.54cm" svg:x="0.836cm" svg:y="8.89cm">
          <draw:text-box>
            <text:p><text:span text:style-name="T1">Immagine coppie numeri con relazi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Dataset analysis and elaboration</text:p>
          </draw:text-box>
        </draw:frame>
        <draw:frame presentation:style-name="pr6" draw:text-style-name="P2" draw:layer="layout" svg:width="25.199cm" svg:height="2.845cm" svg:x="1.27cm" svg:y="3.023cm">
          <draw:text-box>
            <text:p><text:span text:style-name="T1">Approccio iniziale: scorrere tutte le immagini nel dataset, per ogni immagine estrarre un’immagine casuale dallo stesso dataset e calcolare l’etichetta relazionale confrontando le label dei due numeri.</text:span></text:p>
            <text:p><text:span text:style-name="T1">Problema: dataset sbilanciato nei confronti della relazione “uguale”</text:span></text:p>
          </draw:text-box>
        </draw:frame>
        <draw:frame presentation:style-name="pr4" draw:text-style-name="P2" draw:layer="layout" svg:width="25.199cm" svg:height="2.54cm" svg:x="1.27cm" svg:y="5.868cm">
          <draw:text-box>
            <text:p><text:span text:style-name="T1">Immagine percentuale nel train set custom sbilanciato </text:span></text:p>
          </draw:text-box>
        </draw:frame>
        <draw:frame presentation:style-name="pr4" draw:text-style-name="P2" draw:layer="layout" svg:width="25.199cm" svg:height="2.54cm" svg:x="1.905cm" svg:y="8.255cm">
          <draw:text-box>
            <text:p><text:span text:style-name="T1">Soluzione: Bilanciare forzatamente le 3 classi, processo di creazione del dataset più lungo ma permette il bilanciamento</text:span></text:p>
          </draw:text-box>
        </draw:frame>
        <draw:frame presentation:style-name="pr4" draw:text-style-name="P2" draw:layer="layout" svg:width="25.199cm" svg:height="2.54cm" svg:x="1.27cm" svg:y="10.795cm">
          <draw:text-box>
            <text:p><text:span text:style-name="T1">Immagine percentuale nel train set custom bilanciat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Implemented Architectures</text:p>
          </draw:text-box>
        </draw:frame>
        <draw:frame presentation:style-name="pr6" draw:text-style-name="P2" draw:layer="layout" svg:width="25.199cm" svg:height="2.845cm" svg:x="1.905cm" svg:y="3.658cm">
          <draw:text-box>
            <text:p><text:span text:style-name="T1">Sono state sviluppate e testate principalmente due architetture:</text:span></text:p>
            <text:p><text:span text:style-name="T1">Una soluzione CNN-end2end: Partendo da LeNet-5 è stato modificato il layer di input per ricevere due immagini, aggiungendo un canale al tensore di input (32x32x2) e in uscita invece di avere 10 classi sono state ridotte a 3 (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Dataset analysis and elaboration</text:p>
          </draw:text-box>
        </draw:frame>
        <draw:frame presentation:style-name="pr6" draw:text-style-name="P2" draw:layer="layout" svg:width="25.199cm" svg:height="2.845cm" svg:x="1.27cm" svg:y="3.023cm">
          <draw:text-box>
            <text:p><text:span text:style-name="T1">Approccio iniziale: scorrere tutte le immagini nel dataset, per ogni immagine estrarre un’immagine casuale dallo stesso dataset e calcolare l’etichetta relazionale confrontando le label dei due numeri.</text:span></text:p>
            <text:p><text:span text:style-name="T1">Problema: dataset sbilanciato nei confronti della relazione “uguale”</text:span></text:p>
          </draw:text-box>
        </draw:frame>
        <draw:frame presentation:style-name="pr4" draw:text-style-name="P2" draw:layer="layout" svg:width="25.199cm" svg:height="2.54cm" svg:x="1.27cm" svg:y="5.868cm">
          <draw:text-box>
            <text:p><text:span text:style-name="T1">Immagine percentuale nel train set custom sbilanciato </text:span></text:p>
          </draw:text-box>
        </draw:frame>
        <draw:frame presentation:style-name="pr4" draw:text-style-name="P2" draw:layer="layout" svg:width="25.199cm" svg:height="2.54cm" svg:x="1.905cm" svg:y="8.255cm">
          <draw:text-box>
            <text:p><text:span text:style-name="T1">Soluzione: Bilanciare forzatamente le 3 classi, processo di creazione del dataset più lungo ma permette il bilanciamento</text:span></text:p>
          </draw:text-box>
        </draw:frame>
        <draw:frame presentation:style-name="pr4" draw:text-style-name="P2" draw:layer="layout" svg:width="25.199cm" svg:height="2.54cm" svg:x="1.27cm" svg:y="10.795cm">
          <draw:text-box>
            <text:p><text:span text:style-name="T1">Immagine percentuale nel train set custom bilanciat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5.199cm" svg:height="2.03cm" svg:x="1.471cm" svg:y="1.145cm" presentation:class="subtitle" presentation:user-transformed="true">
          <draw:text-box>
            <text:p>Dataset analysis and elaboration</text:p>
          </draw:text-box>
        </draw:frame>
        <draw:frame presentation:style-name="pr6" draw:text-style-name="P2" draw:layer="layout" svg:width="25.199cm" svg:height="2.845cm" svg:x="1.27cm" svg:y="3.023cm">
          <draw:text-box>
            <text:p><text:span text:style-name="T1">Approccio iniziale: scorrere tutte le immagini nel dataset, per ogni immagine estrarre un’immagine casuale dallo stesso dataset e calcolare l’etichetta relazionale confrontando le label dei due numeri.</text:span></text:p>
            <text:p><text:span text:style-name="T1">Problema: dataset sbilanciato nei confronti della relazione “uguale”</text:span></text:p>
          </draw:text-box>
        </draw:frame>
        <draw:frame presentation:style-name="pr4" draw:text-style-name="P2" draw:layer="layout" svg:width="25.199cm" svg:height="2.54cm" svg:x="1.27cm" svg:y="5.868cm">
          <draw:text-box>
            <text:p><text:span text:style-name="T1">Immagine percentuale nel train set custom sbilanciato </text:span></text:p>
          </draw:text-box>
        </draw:frame>
        <draw:frame presentation:style-name="pr4" draw:text-style-name="P2" draw:layer="layout" svg:width="25.199cm" svg:height="2.54cm" svg:x="1.905cm" svg:y="8.255cm">
          <draw:text-box>
            <text:p><text:span text:style-name="T1">Soluzione: Bilanciare forzatamente le 3 classi, processo di creazione del dataset più lungo ma permette il bilanciamento</text:span></text:p>
          </draw:text-box>
        </draw:frame>
        <draw:frame presentation:style-name="pr4" draw:text-style-name="P2" draw:layer="layout" svg:width="25.199cm" svg:height="2.54cm" svg:x="1.27cm" svg:y="10.795cm">
          <draw:text-box>
            <text:p><text:span text:style-name="T1">Immagine percentuale nel train set custom bilanciat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7T09:21:36.436233205</meta:creation-date>
    <dc:date>2025-01-07T11:56:32.159983256</dc:date>
    <meta:editing-duration>PT13M30S</meta:editing-duration>
    <meta:editing-cycles>3</meta:editing-cycles>
    <meta:generator>LibreOffice/7.3.7.2$Linux_X86_64 LibreOffice_project/30$Build-2</meta:generator>
    <meta:document-statistic meta:object-count="65"/>
  </office:meta>
</office:document-meta>
</file>